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/>
    <style:style style:name="P5" style:family="paragraph" style:parent-style-name="Standard">
      <style:text-properties officeooo:rsid="0001bfb4" officeooo:paragraph-rsid="0001bfb4"/>
    </style:style>
    <style:style style:name="P6" style:family="paragraph" style:parent-style-name="Standard">
      <style:paragraph-properties fo:break-before="page"/>
      <style:text-properties officeooo:rsid="0001bfb4" officeooo:paragraph-rsid="0001bfb4"/>
    </style:style>
    <style:style style:name="P7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052c8"/>
    </style:style>
    <style:style style:name="T4" style:family="text">
      <style:text-properties officeooo:rsid="0001bf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unciat.</text:span> </text:p>
      <text:p text:style-name="P1">Ara que ja sabem com gestionar formularis i les principals característiques dels arrays i els mètodes d'enviament i recepció de dades entre pàgines, el que farem <text:span text:style-name="T4">serà</text:span> programar una aplicació per mantenir una petita agenda en una única pàgina web programada en PHP i guardar les dades en un array. (mes endavant ja veurem com guardar aquestes dades en una BBDD) </text:p>
      <text:p text:style-name="P1"/>
      <text:p text:style-name="P1">L'agenda emmagatzemarà únicament dues dades de cada persona: el seu nom i un número de telèfon. A més, no podrà haver noms repetits a l'agenda.</text:p>
      <text:p text:style-name="P1"/>
      <text:p text:style-name="P1">A la part superior de la pàgina web es mostrarà el contingut de l'agenda. A la part inferior ha de figurar un senzill formulari amb dos quadres de text, un per al nom i un altre per al número de telèfon.</text:p>
      <text:p text:style-name="P1"/>
      <text:p text:style-name="P1">Un cop fetes totes les comprovacions l'agenda es guardara en un fitxer de text en el servidor.</text:p>
      <text:p text:style-name="P1"/>
      <text:p text:style-name="P1"><text:span text:style-name="T2">Cada vegada que s'enviï el formulari:</text:span> </text:p>
      <text:list xml:id="list154716226" text:style-name="L1">
        <text:list-item>
          <text:p text:style-name="P3">Si el nom està buit, es mostrarà un advertiment. </text:p>
        </text:list-item>
        <text:list-item>
          <text:p text:style-name="P3">Si el nom que es va introduir no existeix en l'agenda, i el número de telèfon no està buit, s'afegirà a l'agenda. </text:p>
        </text:list-item>
        <text:list-item>
          <text:p text:style-name="P3">Si el nom que es va introduir ja existeix a l'agenda i s'indica un número de telèfon, es substituirà el número de telèfon anterior. </text:p>
        </text:list-item>
        <text:list-item>
          <text:p text:style-name="P3">Si el nom que es va introduir ja existeix a l'agenda i no s'indica número de telèfon, es eliminarà de l'agenda l'entrada corresponent a aquest nom.</text:p>
        </text:list-item>
      </text:list>
      <text:p text:style-name="Standard"/>
      <text:p text:style-name="Standard"><text:span text:style-name="T1">Criteris de puntuació.</text:span> <text:span text:style-name="T1">Total 10 punts.</text:span> </text:p>
      <text:list xml:id="list663941985" text:style-name="L2">
        <text:list-item>
          <text:p text:style-name="P4">Es valorarà amb un punt la consecució de cadascun dels següents ítems: </text:p>
        </text:list-item>
        <text:list-item>
          <text:p text:style-name="P4">Generar l'estructura de la pàgina PHP. </text:p>
        </text:list-item>
        <text:list-item>
          <text:p text:style-name="P4">Mostrar els contactes existents a l'agenda. </text:p>
        </text:list-item>
        <text:list-item>
          <text:p text:style-name="P4">Generar el formulari d'introducció de nou contacte. </text:p>
        </text:list-item>
        <text:list-item>
          <text:p text:style-name="P4">Introduir les dades de l'agenda com a camps ocults al formulari. </text:p>
        </text:list-item>
        <text:list-item>
          <text:p text:style-name="P4">Comprovar les dades enviades pel formulari, mostrant un avís quan no cobreix el nom. </text:p>
        </text:list-item>
        <text:list-item>
          <text:p text:style-name="P4">Introduir a l'agenda les dades d'un nou contacte. </text:p>
        </text:list-item>
        <text:list-item>
          <text:p text:style-name="P4">Modificar el telèfon d'un contacte ja existent. </text:p>
        </text:list-item>
        <text:list-item>
          <text:p text:style-name="P4">Eliminar de l'agenda un contacte. </text:p>
        </text:list-item>
        <text:list-item>
          <text:p text:style-name="P4">Utilitzar un array associatiu i guardar l'aray en un fitxer de text al servidor.</text:p>
        </text:list-item>
        <text:list-item>
          <text:p text:style-name="P4">Introduir comentaris en el codi. </text:p>
        </text:list-item>
      </text:list>
      <text:p text:style-name="Standard"/>
      <text:p text:style-name="P6">Captura</text:p>
      <text:p text:style-name="P5">Cod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text-properties fo:font-size="12pt" style:font-size-asian="12pt" style:font-size-complex="12pt"/>
    </style:style>
    <style:style style:name="MT1" style:family="text">
      <style:text-properties officeooo:rsid="000052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<text:span text:style-name="MT1">6</text:span> Projecte agenda.<text:tab/><text:tab/><text:span text:style-name="MT1">UF1<text:tab/><text:tab/><text:tab/><text:tab/><text:tab/>Judith Gutiérr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7-11-03T22:26:53.146000000</dc:date>
    <meta:editing-duration>PT2H44M43S</meta:editing-duration>
    <meta:editing-cycles>10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25" meta:word-count="357" meta:character-count="2009" meta:non-whitespace-character-count="1670"/>
  </office:meta>
</office:document-meta>
</file>